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42.75pt"/>
    </style:style>
    <style:style style:name="co2" style:family="table-column">
      <style:table-column-properties fo:break-before="auto" style:column-width="90.0pt"/>
    </style:style>
    <style:style style:name="co3" style:family="table-column">
      <style:table-column-properties fo:break-before="auto" style:column-width="24.75pt"/>
    </style:style>
    <style:style style:name="co4" style:family="table-column">
      <style:table-column-properties fo:break-before="auto" style:column-width="346.5pt"/>
    </style:style>
    <style:style style:name="co5" style:family="table-column">
      <style:table-column-properties fo:break-before="auto" style:column-width="3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29pt"/>
    </style:style>
    <style:style style:name="ro4" style:family="table-row">
      <style:table-row-properties fo:break-before="auto" style:row-height="157pt"/>
    </style:style>
    <style:style style:name="ro5" style:family="table-row">
      <style:table-row-properties fo:break-before="auto" style:row-height="100pt"/>
    </style:style>
    <style:style style:name="ro6" style:family="table-row">
      <style:table-row-properties fo:break-before="auto" style:row-height="214pt"/>
    </style:style>
    <style:style style:name="ro7" style:family="table-row">
      <style:table-row-properties fo:break-before="auto" style:row-height="128pt"/>
    </style:style>
    <style:style style:name="ro8" style:family="table-row">
      <style:table-row-properties fo:break-before="auto" style:row-height="71pt"/>
    </style:style>
    <style:style style:name="ro9" style:family="table-row">
      <style:table-row-properties fo:break-before="auto" style:row-height="171pt"/>
    </style:style>
    <style:style style:name="ro10" style:family="table-row">
      <style:table-row-properties fo:break-before="auto" style:row-height="57pt"/>
    </style:style>
    <style:style style:name="ro11" style:family="table-row">
      <style:table-row-properties fo:break-before="auto" style:row-height="114pt"/>
    </style:style>
    <style:style style:name="ro12" style:family="table-row">
      <style:table-row-properties fo:break-before="auto" style:row-height="86pt"/>
    </style:style>
    <style:style style:name="ro13" style:family="table-row">
      <style:table-row-properties fo:break-before="auto" style:row-height="143pt"/>
    </style:style>
    <style:style style:name="ro14" style:family="table-row">
      <style:table-row-properties fo:break-before="auto" style:row-height="185pt"/>
    </style:style>
    <style:style style:name="ce21" style:family="table-cell"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 table:number-columns-repeated="15"/>
        <table:table-column table:style-name="co0" table:default-cell-style-name="Default" table:number-columns-repeated="1004"/>
        <table:table-row table:style-name="ro1">
          <table:table-cell table:number-columns-repeated="3"/>
          <table:table-cell table:style-name="ce21" office:value-type="string">
            <text:p>Feature</text:p>
          </table:table-cell>
          <table:table-cell/>
          <table:table-cell table:style-name="ce21" office:value-type="string">
            <text:p>Req value</text:p>
          </table:table-cell>
          <table:table-cell table:style-name="ce21" office:value-type="string">
            <text:p>Notes: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1" office:value-type="string">
            <text:p>//BASIC FUNCTIONALITY</text:p>
          </table:table-cell>
          <table:table-cell table:number-columns-repeated="1020"/>
        </table:table-row>
        <table:table-row table:style-name="ro4">
          <table:table-cell table:style-name="ce21" office:value-type="string">
            <text:p>Value</text:p>
          </table:table-cell>
          <table:table-cell table:style-name="ce21" office:value-type="string">
            <text:p>Meaning</text:p>
          </table:table-cell>
          <table:table-cell/>
          <table:table-cell table:style-name="ce21" office:value-type="string">
            <text:p>Users must be able to edit constraints seperately at both the department and university level. Constraints must persist from quarter to quarter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5">
          <table:table-cell table:style-name="ce21" office:value-type="float" office:value="-2.0">
            <text:p>-2</text:p>
          </table:table-cell>
          <table:table-cell table:style-name="ce21" office:value-type="string">
            <text:p>Really don't want the feature</text:p>
          </table:table-cell>
          <table:table-cell/>
          <table:table-cell table:style-name="ce21" office:value-type="string">
            <text:p>Restrictions (professor preferences, etc) must remain persistant from quarter to quarter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4">
          <table:table-cell table:style-name="ce21" office:value-type="float" office:value="-1.0">
            <text:p>-1</text:p>
          </table:table-cell>
          <table:table-cell table:style-name="ce21" office:value-type="string">
            <text:p>Would rather not have the feature</text:p>
          </table:table-cell>
          <table:table-cell/>
          <table:table-cell table:style-name="ce21" office:value-type="string">
            <text:p>Some classes will require one particular room, or one from a specific list. It must be intuitive for the class creation wizard to support this room specification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6">
          <table:table-cell table:style-name="ce21" office:value-type="float" office:value="0.0">
            <text:p>0</text:p>
          </table:table-cell>
          <table:table-cell table:style-name="ce21" office:value-type="string">
            <text:p>Don't care about the feature</text:p>
          </table:table-cell>
          <table:table-cell/>
          <table:table-cell table:style-name="ce21" office:value-type="string">
            <text:p>The administrator may change the level of desire expressors may express towards their schedules; some departments support full input, some allow only binary input (can, cannot), and some do not allow preferences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5">
          <table:table-cell table:style-name="ce21" office:value-type="float" office:value="1.0">
            <text:p>1</text:p>
          </table:table-cell>
          <table:table-cell table:style-name="ce21" office:value-type="string">
            <text:p>Would like to have the feature</text:p>
          </table:table-cell>
          <table:table-cell/>
          <table:table-cell table:style-name="ce21" office:value-type="string">
            <text:p>It must be easy to prevent overlap of particular classes and class ranges (302 and 308, 4xx and 5xx, etc)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7">
          <table:table-cell table:style-name="ce21" office:value-type="float" office:value="2.0">
            <text:p>2</text:p>
          </table:table-cell>
          <table:table-cell table:style-name="ce21" office:value-type="string">
            <text:p>Really want the feature</text:p>
          </table:table-cell>
          <table:table-cell/>
          <table:table-cell table:style-name="ce21" office:value-type="string">
            <text:p>Generated schedule must be intuitive to modify. The user must be notified immediately of any conflicts caused by hand edits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21" office:value-type="string">
            <text:p>Scheduler must reliabely produce a non-conflicting schedule every time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21" office:value-type="string">
            <text:p>Conflicts must be presented as soon as the system is aware of them. Error messages must be descriptive and easy to fix. The system should suggest solutions where possible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10">
          <table:table-cell table:number-columns-repeated="3"/>
          <table:table-cell table:style-name="ce21" office:value-type="string">
            <text:p>Class, instructor, and room settings must be easy to modify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11">
          <table:table-cell table:number-columns-repeated="3"/>
          <table:table-cell table:style-name="ce21" office:value-type="string">
            <text:p>Final schedule must be exportable to text, csv, table form, etc. It must be easy to print in any desired view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21" office:value-type="string">
            <text:p>Final schedule MUST have a device in place for easy entry into Peoplesoft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21" office:value-type="string">
            <text:p>All classes must fall within University specified time patterns (MWF, etc)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21" office:value-type="string">
            <text:p>Schedules must persist from quarter to quarter (minimal change)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21" office:value-type="string">
            <text:p>//ADDITIONAL FUNCTIONALITY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1" office:value-type="string">
            <text:p>Instructors and classes should have a flexible and powerful constraint system. Allowing for a wide range of operations, including days, times, patterns, percentages, etc. Consider using an existing constraint language here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ce21" office:value-type="string">
            <text:p>The program should store a history of generated schedules, both attempts for this quarter and the official accepted schedule for past quarters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21" office:value-type="string">
            <text:p>Have the ability to generate multiple different output schedules at once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1" office:value-type="string">
            <text:p>Because all settings are persistant, the user should be able to generate a schedule using a one-click button, without any configuration or setttings before hand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14">
          <table:table-cell table:number-columns-repeated="3"/>
          <table:table-cell table:style-name="ce21" office:value-type="string">
            <text:p>Released program should come with pre-populated databases, to the extent possible. This should include professors, rooms, and classes for each client department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1" office:value-type="string">
            <text:p>Schedulers should have the ability to see other departments' schedules and form dependencies on those classes, in order to avoid conflicts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21" office:value-type="string">
            <text:p>Multiple clients have requested a drag and drop interface to forming a calendar. Consider dragging classes into the calendar view to build a schedule, then assigning professors to the decided schedule.</text:p>
          </table:table-cell>
          <table:table-cell/>
          <table:table-cell table:style-name="ce21" office:value-type="float" office:value="2.0">
            <text:p>2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1" office:value-type="string">
            <text:p>The program should always include course title with numbers to prevent confusion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21" office:value-type="string">
            <text:p>The program should provide the ability to merge schedules from multiple departments</text:p>
          </table:table-cell>
          <table:table-cell/>
          <table:table-cell table:style-name="ce21" office:value-type="float" office:value="0.0">
            <text:p>0</text:p>
          </table:table-cell>
          <table:table-cell table:number-columns-repeated="1018"/>
        </table:table-row>
        <table:table-row table:style-name="ro11">
          <table:table-cell table:number-columns-repeated="3"/>
          <table:table-cell table:style-name="ce21" office:value-type="string">
            <text:p>GRC has requested that the applcication be able to sync with Lantiv, their existing scheduling software</text:p>
          </table:table-cell>
          <table:table-cell/>
          <table:table-cell table:style-name="ce21" office:value-type="float" office:value="-1.0">
            <text:p>-1</text:p>
          </table:table-cell>
          <table:table-cell table:style-name="ce21" office:value-type="string">
            <text:p>Unless this is trivial, which i highly doubt. //Michael Hilton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1" office:value-type="string">
            <text:p>Generated schedule must have easily and highly configurable filters to create specific views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14">
          <table:table-cell table:number-columns-repeated="3"/>
          <table:table-cell table:style-name="ce21" office:value-type="string">
            <text:p> The professor priority system should allow the administrator to harass faculty for input, using e-mail. If faculty does not respond in time, apply previous priorities, or default if none exist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21" office:value-type="string">
            <text:p>When a faculty member is setting their preferences, do not allow them to be too 'greedy'</text:p>
          </table:table-cell>
          <table:table-cell/>
          <table:table-cell table:style-name="ce21" office:value-type="float" office:value="-1.0">
            <text:p>-1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ce21" office:value-type="string">
            <text:p>The program must have a way to track the assets associated with a particular room, such as whiteboards, smart room, etc.</text:p>
            <text:p/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8"/>
        </table:table-row>
        <table:table-row table:style-name="ro2" table:number-rows-repeated="66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